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T</mi>
              <mtext>r</mtext>
            </msub>
            <mrow>
              <mi/>
              <mo stretchy="false">=</mo>
              <mi/>
            </mrow>
            <msqrt>
              <mrow>
                <msup>
                  <mi>c</mi>
                  <mn>2</mn>
                </msup>
                <msubsup>
                  <mi>p</mi>
                  <mtext>r</mtext>
                  <mn>2</mn>
                </msubsup>
                <mrow>
                  <mi/>
                  <mo stretchy="false">+</mo>
                  <mi/>
                </mrow>
                <msup>
                  <mi>m</mi>
                  <mn>2</mn>
                </msup>
                <msup>
                  <mi>c</mi>
                  <mn>4</mn>
                </msup>
              </mrow>
            </msqrt>
          </mrow>
        </mtd>
      </mtr>
      <mtr>
        <mtd>
          <mrow/>
        </mtd>
      </mtr>
      <mtr>
        <mtd>
          <mrow>
            <mtext>mit </mtext>
            <msub>
              <mi>T</mi>
              <mi>r</mi>
            </msub>
            <mrow>
              <mi/>
              <mo stretchy="false">=</mo>
              <mi/>
            </mrow>
            <mi>h</mi>
            <mo stretchy="false">ν</mo>
            <mtext> und </mtext>
            <mi>m</mi>
            <mrow>
              <mi/>
              <mo stretchy="false">=</mo>
              <mi/>
            </mrow>
            <mn>0</mn>
            <mtext> folgt</mtext>
          </mrow>
        </mtd>
      </mtr>
      <mtr>
        <mtd>
          <mrow>
            <msup>
              <mrow>
                <mo stretchy="false">(</mo>
                <mrow>
                  <mi>h</mi>
                  <mo stretchy="false">ν</mo>
                </mrow>
                <mo stretchy="false">)</mo>
              </mrow>
              <mn>2</mn>
            </msup>
            <mrow>
              <mi/>
              <mo stretchy="false">=</mo>
              <mi/>
            </mrow>
            <msup>
              <mi>c</mi>
              <mn>2</mn>
            </msup>
            <msubsup>
              <mi>p</mi>
              <mtext>r</mtext>
              <mn>2</mn>
            </msubsup>
            <mi/>
            <mo stretchy="false">⇒</mo>
            <mi/>
            <msub>
              <mi>p</mi>
              <mtext>r</mtext>
            </msub>
            <mrow>
              <mi/>
              <mo stretchy="false">=</mo>
              <mi/>
            </mrow>
            <mfrac>
              <mrow>
                <mi>h</mi>
                <mo stretchy="false">ν</mo>
              </mrow>
              <mi>c</mi>
            </mfrac>
          </mrow>
        </mtd>
      </mtr>
    </mtable>
    <annotation encoding="StarMath 5.0">T_"r" `=` sqrt{c^2 p_"r"^2 `+` m^2 c^4} newline newline
"mit " T_r `=` h %inu " und " m `=` 0 " folgt" newline
(h %inu)^2 `=` c^2 p_"r"^2 ~drarrow~ p_"r" `=` {h %inu} over c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5:52:00.432000000</meta:creation-date>
    <meta:generator>LibreOffice/4.1.4.2$Windows_x86 LibreOffice_project/0a0440ccc0227ad9829de5f46be37cfb6edcf72</meta:generator>
  </office:meta>
</office:document-meta>
</file>